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937in"/>
    </style:style>
    <style:style style:name="co2" style:family="table-column">
      <style:table-column-properties fo:break-before="auto" style:column-width="1.489in"/>
    </style:style>
    <style:style style:name="co3" style:family="table-column">
      <style:table-column-properties fo:break-before="auto" style:column-width="3.902in"/>
    </style:style>
    <style:style style:name="co4" style:family="table-column">
      <style:table-column-properties fo:break-before="auto" style:column-width="2.8008in"/>
    </style:style>
    <style:style style:name="co5" style:family="table-column">
      <style:table-column-properties fo:break-before="auto" style:column-width="3.2957in"/>
    </style:style>
    <style:style style:name="co6" style:family="table-column">
      <style:table-column-properties fo:break-before="auto" style:column-width="1.1134in"/>
    </style:style>
    <style:style style:name="ro1" style:family="table-row">
      <style:table-row-properties style:row-height="0.3543in" fo:break-before="auto" style:use-optimal-row-height="false"/>
    </style:style>
    <style:style style:name="ro2" style:family="table-row">
      <style:table-row-properties style:row-height="0.8543in" fo:break-before="auto" style:use-optimal-row-height="false"/>
    </style:style>
    <style:style style:name="ro3" style:family="table-row">
      <style:table-row-properties style:row-height="0.3646in" fo:break-before="auto" style:use-optimal-row-height="false"/>
    </style:style>
    <style:style style:name="ro4" style:family="table-row">
      <style:table-row-properties style:row-height="0.1953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1783in"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ackground-color="#d9d2e9"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Excel_20_Built-in_20_Normal">
      <style:text-properties style:font-name="Arial" fo:font-size="11pt" style:font-size-asian="11pt" style:font-name-complex="Arial1" style:font-size-complex="11pt"/>
    </style:style>
    <style:style style:name="ce4" style:family="table-cell" style:parent-style-name="Excel_20_Built-in_20_Normal">
      <style:text-properties style:font-name="Arial" fo:font-size="11pt" style:font-size-asian="11pt" style:font-size-complex="11pt"/>
    </style:style>
    <style:style style:name="ce5" style:family="table-cell" style:parent-style-name="Excel_20_Built-in_20_Normal">
      <style:table-cell-properties style:text-align-source="fix" style:repeat-content="false"/>
      <style:paragraph-properties fo:text-align="justify"/>
      <style:text-properties style:font-name="Arial" fo:font-size="11pt" style:font-size-asian="11pt" style:font-size-complex="11pt"/>
    </style:style>
    <style:style style:name="ce6" style:family="table-cell" style:parent-style-name="Excel_20_Built-in_20_Normal">
      <style:table-cell-properties fo:background-color="#d9d2e9"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1018" table:default-cell-style-name="Excel_20_Built-in_20_Normal"/>
        <table:table-column table:style-name="co6" table:default-cell-style-name="Default"/>
        <table:table-row table:style-name="ro1">
          <table:table-cell table:style-name="ce1" office:value-type="string">
            <text:p>Lignes de code testées</text:p>
          </table:table-cell>
          <table:table-cell table:style-name="ce1" office:value-type="string">
            <text:p>Fonction testée</text:p>
          </table:table-cell>
          <table:table-cell table:style-name="ce6" office:value-type="string">
            <text:p>Résultat attendu</text:p>
          </table:table-cell>
          <table:table-cell table:style-name="ce6" office:value-type="string">
            <text:p>Comment vérifier le résultat attendu</text:p>
          </table:table-cell>
          <table:table-cell table:style-name="ce6" office:value-type="string">
            <text:p>Problème possible</text:p>
          </table:table-cell>
          <table:table-cell table:style-name="ce1" table:number-columns-repeated="20"/>
          <table:table-cell table:number-columns-repeated="999"/>
        </table:table-row>
        <table:table-row table:style-name="ro1">
          <table:table-cell table:number-columns-repeated="2"/>
          <table:table-cell table:style-name="ce7" table:number-columns-repeated="3"/>
          <table:table-cell table:number-columns-repeated="1019"/>
        </table:table-row>
        <table:table-row table:style-name="ro2">
          <table:table-cell table:style-name="ce2" office:value-type="string">
            <text:p>2 à 17</text:p>
          </table:table-cell>
          <table:table-cell table:style-name="ce2" office:value-type="string">
            <text:p>fetchProducts</text:p>
          </table:table-cell>
          <table:table-cell table:style-name="ce8" office:value-type="string">
            <text:p>La fonction doit retourner le résultat GET de l'API en format Json et le presenter ensuite en format js. Tous les produits meubles doivent apparaitre. Catch affiche message d'erreur sur console.log si l'accès à l'API n'est pas réussi</text:p>
          </table:table-cell>
          <table:table-cell table:style-name="ce8" office:value-type="string">
            <text:p>Appeler la fonction et consulter les résultats avec console.log.</text:p>
          </table:table-cell>
          <table:table-cell table:style-name="ce8" office:value-type="string">
            <text:p>url erronée ou problème API</text:p>
          </table:table-cell>
          <table:table-cell table:number-columns-repeated="1019"/>
        </table:table-row>
        <table:table-row table:style-name="ro2">
          <table:table-cell table:style-name="ce3" office:value-type="string">
            <text:p>20 à 36</text:p>
          </table:table-cell>
          <table:table-cell table:style-name="ce3" office:value-type="string">
            <text:p>buildIndexPage</text:p>
          </table:table-cell>
          <table:table-cell table:style-name="ce8" office:value-type="string">
            <text:p>La fonction doit créer les produits de l'API sur le DOM de la page index</text:p>
          </table:table-cell>
          <table:table-cell table:style-name="ce8" office:value-type="string">
            <text:p>Vérifier si la boucle itère bien sur l'array de produits de l'API avec console.log et si l'accès au DOM est correct</text:p>
          </table:table-cell>
          <table:table-cell table:style-name="ce8" office:value-type="string">
            <text:p>problème sur la fonction fetchProducts, problème d'accès au DOM</text:p>
          </table:table-cell>
          <table:table-cell table:number-columns-repeated="1019"/>
        </table:table-row>
        <table:table-row table:style-name="ro2">
          <table:table-cell table:style-name="ce4" office:value-type="string">
            <text:p>45 à 128</text:p>
          </table:table-cell>
          <table:table-cell table:style-name="ce4" office:value-type="string">
            <text:p>fetchProductPage</text:p>
          </table:table-cell>
          <table:table-cell table:style-name="ce9" office:value-type="string">
            <text:p>Extraire Id du produit <text:s text:c="2"/>avec query string en cliquant sur la chaque produit ce que fait suivre le lien vers la page produit. Afficher la page produit avec le produit choisi sur la page d'accueil depuis l'API. L'image, description, nom et prix du produit doivent apparaitre sur le DOM</text:p>
          </table:table-cell>
          <table:table-cell table:style-name="ce10" office:value-type="string">
            <text:p>Vérifier avec console log si l'id obtenu avec query string correspond a l'id du produit avec console.log.Vérifier avec console log si l'API obtient le produit désiré. Vérifier si les données sur le DOM correspondent au produit sur l'API</text:p>
          </table:table-cell>
          <table:table-cell table:style-name="ce9" office:value-type="string">
            <text:p>erreur création de l'id sur l'url ou search params, problème sur l'extraction de l'id du produit, problème sur l'api</text:p>
          </table:table-cell>
          <table:table-cell table:number-columns-repeated="1019"/>
        </table:table-row>
        <table:table-row table:style-name="ro2">
          <table:table-cell table:style-name="ce4" office:value-type="string">
            <text:p>88 à 104</text:p>
          </table:table-cell>
          <table:table-cell table:style-name="ce4" office:value-type="string">
            <text:p>buildOptionsQuantitySubmit</text:p>
          </table:table-cell>
          <table:table-cell table:style-name="ce5" office:value-type="string">
            <text:p>Itère sur les options du produit et affiche le résultat sur le DOM dans un select. Création d'un input pour sélectionner la quantité du produit et un submit pour ajouter le produit au panier</text:p>
          </table:table-cell>
          <table:table-cell table:style-name="ce10" office:value-type="string">
            <text:p>Vérifier si l'itération se fait bien sur les options du produit désiré avec console.log et si on a bien access au DOM pour la création html</text:p>
          </table:table-cell>
          <table:table-cell table:style-name="ce10" office:value-type="string">
            <text:p>boucle for, valeur insérée sur le paramètres peut être different de celui désiré, problème d'access au DOM</text:p>
          </table:table-cell>
          <table:table-cell table:number-columns-repeated="1019"/>
        </table:table-row>
        <table:table-row table:style-name="ro2">
          <table:table-cell table:style-name="ce4" office:value-type="string">
            <text:p>111 à 132</text:p>
          </table:table-cell>
          <table:table-cell table:style-name="ce4" office:value-type="string">
            <text:p>logSubmit</text:p>
          </table:table-cell>
          <table:table-cell table:style-name="ce10" office:value-type="string">
            <text:p>Récupérer la valeur insérée sur le input quantity. La valeur doit être renseignée et <text:s/>doit être supérieur à 0.</text:p>
          </table:table-cell>
          <table:table-cell table:style-name="ce10" office:value-type="string">
            <text:p>Vérifier avec console.log si l'event montre la valeur choisie sur l'input quantité de la page</text:p>
          </table:table-cell>
          <table:table-cell table:style-name="ce10" office:value-type="string">
            <text:p>Essayer avec 0 dans la quantité, valeur vide, changer les flèches, taper la valeur manuellement</text:p>
          </table:table-cell>
          <table:table-cell table:number-columns-repeated="1019"/>
        </table:table-row>
        <table:table-row table:style-name="ro2">
          <table:table-cell table:style-name="ce4" office:value-type="string">
            <text:p>147 à 176</text:p>
          </table:table-cell>
          <table:table-cell table:style-name="ce5" office:value-type="string">
            <text:p>sendProductToLocalStorage</text:p>
          </table:table-cell>
          <table:table-cell table:style-name="ce10" office:value-type="string">
            <text:p>Envoie un objet avec les données <text:s/>du produit choisi et la quantité désirée vers localStorage. Si le produit existe déjà sur localStorage, mettre à nouveau avec la quantité à jour. Dans les deux cas l'utilisateur est renvoyé vers la page index</text:p>
          </table:table-cell>
          <table:table-cell table:style-name="ce10" office:value-type="string">
            <text:p>Consulter localStorage avec console.log et vérifier si son contenu correspond au résultat désiré (produit et quantité)</text:p>
          </table:table-cell>
          <table:table-cell table:style-name="ce10" office:value-type="string">
            <text:p>Erreur dans l'addition des quantités (vérifier type number) </text:p>
          </table:table-cell>
          <table:table-cell table:number-columns-repeated="1019"/>
        </table:table-row>
        <table:table-row table:style-name="ro2">
          <table:table-cell table:style-name="ce4" office:value-type="string">
            <text:p>173 à 199</text:p>
          </table:table-cell>
          <table:table-cell table:style-name="ce4" office:value-type="string">
            <text:p>createCartPage</text:p>
          </table:table-cell>
          <table:table-cell table:style-name="ce10" office:value-type="string">
            <text:p>Itérer sur localStorage et créer une fiche pour chaque produit. Chaque fiche doit avoir la photo du produit, son nom, la quantité choisie auparavant et le prix total de ce produit, par rapport à la quantité choisie. L'input quantité doit être modifiable. Chaque produit a aussi un bouton pour supprimer ce même produit du panier. Le prix total de tous les produits doit s'afficher aussi. Création du form avec les inputs de saisie de données de l'utilisateur.</text:p>
          </table:table-cell>
          <table:table-cell table:style-name="ce10" office:value-type="string">
            <text:p>Vérifier si les produits présentés sont ceux du localStorage, si la quantité de chacun est celle dans localStorage et si le prix total de chaque produit correspond à la quantité multipliée par le prix avec console.logs. Vérifier si le prix total de l'ensemble <text:s/>est = à l'addition du prix total de chaque produit. Vérifier si les champs de saisie fonctionnent comme espéré. </text:p>
          </table:table-cell>
          <table:table-cell table:style-name="ce10" office:value-type="string">
            <text:p>Problème d'accès à localStorage, la valeur du prix total être different de 0 avant l'itération, si les additions contiennent des valeurs différentes du type number</text:p>
          </table:table-cell>
          <table:table-cell table:number-columns-repeated="1019"/>
        </table:table-row>
        <table:table-row table:style-name="ro2">
          <table:table-cell table:style-name="ce4" office:value-type="string">
            <text:p>205 à 212</text:p>
          </table:table-cell>
          <table:table-cell table:style-name="ce5" office:value-type="string">
            <text:p>createEmptyCartMessage</text:p>
          </table:table-cell>
          <table:table-cell table:style-name="ce10" office:value-type="string">
            <text:p>Si localStorage est vide afficher <text:s/>un message de panier vide sur la page panier, supprime la partie order (renseignement/submit des données de utilisateur) <text:s/>de la page et ajoute un lien vers la page d'accueil</text:p>
          </table:table-cell>
          <table:table-cell table:style-name="ce10" office:value-type="string">
            <text:p>Vérifier avec console.log si localStorage est vraiment vide. Tester le lien vers la page index</text:p>
          </table:table-cell>
          <table:table-cell table:style-name="ce10" office:value-type="string">
            <text:p>Mauvais accès à localStorage ou au DOM</text:p>
          </table:table-cell>
          <table:table-cell table:number-columns-repeated="1019"/>
        </table:table-row>
        <table:table-row table:style-name="ro2">
          <table:table-cell table:style-name="ce4" office:value-type="string">
            <text:p>216 à 242</text:p>
          </table:table-cell>
          <table:table-cell table:style-name="ce4" office:value-type="string">
            <text:p>deleteProductFromCart</text:p>
          </table:table-cell>
          <table:table-cell table:style-name="ce10" office:value-type="string">
            <text:p>Supprime le produit au clic, de localStorage, du DOM et son prix (prix unitaire X quantité) sur prix total. Si le prix total est à 0 sur le DOM la fonction createEmptyCartMessage est appelée</text:p>
          </table:table-cell>
          <table:table-cell table:style-name="ce10" office:value-type="string">
            <text:p>Vérifier si le produit avec le key désiré a été suprimmé de localStorage avec console.log et si le prix total correspond au prix total sans le prix du produit supprimé</text:p>
          </table:table-cell>
          <table:table-cell table:style-name="ce10" office:value-type="string">
            <text:p>ID mal récupéré sur l'event submit, mauvais accès à localStorage (vérifier key), les prix doivent être number et pas string pour les additions/soustractions</text:p>
          </table:table-cell>
          <table:table-cell table:number-columns-repeated="1019"/>
        </table:table-row>
        <table:table-row table:style-name="ro2">
          <table:table-cell table:style-name="ce4" office:value-type="string">
            <text:p>247 à 267</text:p>
          </table:table-cell>
          <table:table-cell table:style-name="ce5" office:value-type="string">
            <text:p>updateProductQuantityOnCart</text:p>
          </table:table-cell>
          <table:table-cell table:style-name="ce10" office:value-type="string">
            <text:p>Itère sur la quantité de chaque carte produit dans le panier en <text:s/>y ajoutant un event sur l'input de quantité et met à jour cette valeur sur localStorage. Si la valeur est “” la quantité sur localStorage doit être 0</text:p>
          </table:table-cell>
          <table:table-cell table:style-name="ce10" office:value-type="string">
            <text:p>Vérifier avec console.log si l'event <text:s/>montre la valeur de quantité changée sur chaque produit de la <text:s/>page panier, vérifier si cette valeur a bien été mis à jour sur localStorage. <text:s text:c="2"/>Tester si avec la valeur “” sur l'input, la valeur qui s'affiche est bien 0 (ex console.log ou refresh sur la page)</text:p>
          </table:table-cell>
          <table:table-cell table:style-name="ce10" office:value-type="string">
            <text:p>boucle for, <text:s/>event, accès à localStorage</text:p>
          </table:table-cell>
          <table:table-cell table:number-columns-repeated="1019"/>
        </table:table-row>
        <table:table-row table:style-name="ro2">
          <table:table-cell table:style-name="ce4" office:value-type="string">
            <text:p>271 à 278</text:p>
          </table:table-cell>
          <table:table-cell table:style-name="ce5" office:value-type="string">
            <text:p>updateTotalPricesInDom</text:p>
          </table:table-cell>
          <table:table-cell table:style-name="ce10" office:value-type="string">
            <text:p>Mettre le prix total de chaque produit sur le DOM à jour. Supprimer le prix total produit dans le prix total et y ajouter le nouveau prix total produit. </text:p>
          </table:table-cell>
          <table:table-cell table:style-name="ce10" office:value-type="string">
            <text:p>Vérifier si nous somme bien sur chaque produit de la boucle. Vérifier si on utilise bien des number et pas string. Vérifier si les valeurs sur le dom correspondent aux valeurs sur localStorage et si les additions et soustractions sont correctes.</text:p>
          </table:table-cell>
          <table:table-cell table:style-name="ce10" office:value-type="string">
            <text:p>Chiffres pas number, problème en appelant la fonction</text:p>
          </table:table-cell>
          <table:table-cell table:number-columns-repeated="1019"/>
        </table:table-row>
        <table:table-row table:style-name="ro2">
          <table:table-cell table:style-name="ce4" office:value-type="string">
            <text:p>293 à 350</text:p>
          </table:table-cell>
          <table:table-cell table:style-name="ce4" office:value-type="string">
            <text:p>getOrderSubmit</text:p>
          </table:table-cell>
          <table:table-cell table:style-name="ce10" office:value-type="string">
            <text:p>Event sur le formulaire à remplir pour passer la commande pour avoir les données client. Vérifie si ces données et ceux de localStorage sont de type string. Les inputs sont de type text sauf celui de l'email (type email). Les inputs de type text n' acceptent que pattern “[A-Za-z]+” sauf celui de l'adresse qui n'a pas de pattern.</text:p>
          </table:table-cell>
          <table:table-cell table:style-name="ce10" office:value-type="string">
            <text:p>Vérifier avec console logs si les données sont correctes et si les arrays construits avec eux aussi. <text:s/>Vérifie si tout est string avec if/else avec console.logs</text:p>
          </table:table-cell>
          <table:table-cell table:style-name="ce10" office:value-type="string">
            <text:p>Type different de string, problème sur l'event submit</text:p>
          </table:table-cell>
          <table:table-cell table:number-columns-repeated="1019"/>
        </table:table-row>
        <table:table-row table:style-name="ro3">
          <table:table-cell table:style-name="ce4" office:value-type="string" table:number-columns-spanned="1" table:number-rows-spanned="2">
            <text:p>355 à 396</text:p>
          </table:table-cell>
          <table:table-cell table:style-name="ce4" office:value-type="string" table:number-columns-spanned="1" table:number-rows-spanned="2">
            <text:p>validateInputsSendOrder</text:p>
          </table:table-cell>
          <table:table-cell table:style-name="ce8" office:value-type="string" table:number-columns-spanned="1" table:number-rows-spanned="2">
            <text:p>Valide les données de contact du client avec la méthode reportValidity. Envoie les données ( object avec contact et products) à l'API. Garde la valeur de prix total. Supprime localStorage. Avec le résultat de l'API créer un object avec celui-ci et le prix total de la commande.</text:p>
          </table:table-cell>
          <table:table-cell table:style-name="ce8" office:value-type="string" table:number-columns-spanned="1" table:number-rows-spanned="2">
            <text:p>Avec if, si les inputs ne sont pas valides, l'envoi à l'API s'annule. Vérifier si le format à envoyer à l'API est bien celui d'un object avec l'object contact et l'array produits. Confirmer si le résultat “order” de l'api est correct dans Application. Confirmer si le localStorage est vide après l'envoi. Avec console.log confirmer le contenu de l'object avec le résultat de l'api et le prix total.</text:p>
          </table:table-cell>
          <table:table-cell table:style-name="ce8" office:value-type="string" table:number-columns-spanned="1" table:number-rows-spanned="2">
            <text:p>Problème de validation de donnèes, problème dans l'API, format des donnèes, conversion json. Si localStorage n'est pas vidé après des erreurs peuvent apparaitre sur la page panier. Erreur GET de l'API.</text:p>
          </table:table-cell>
          <table:table-cell table:number-columns-repeated="1019"/>
        </table:table-row>
        <table:table-row table:style-name="ro3">
          <table:covered-table-cell table:number-columns-repeated="2" table:style-name="ce4"/>
          <table:covered-table-cell table:number-columns-repeated="3" table:style-name="ce8"/>
          <table:table-cell table:number-columns-repeated="1019"/>
        </table:table-row>
        <table:table-row table:style-name="ro3">
          <table:table-cell table:style-name="ce4" office:value-type="string" table:number-columns-spanned="1" table:number-rows-spanned="2">
            <text:p>499 à 404</text:p>
          </table:table-cell>
          <table:table-cell table:style-name="ce4" office:value-type="string" table:number-columns-spanned="1" table:number-rows-spanned="2">
            <text:p>setOrderInLocalStorage</text:p>
          </table:table-cell>
          <table:table-cell table:style-name="ce8" office:value-type="string" table:number-columns-spanned="1" table:number-rows-spanned="2">
            <text:p>Envoie un objet avec le résultat commande de l'API et le prix total à localStorage. Ouvre la page de confirmation de commande.</text:p>
          </table:table-cell>
          <table:table-cell table:style-name="ce8" office:value-type="string" table:number-columns-spanned="1" table:number-rows-spanned="2">
            <text:p>Confirmer avec console.log que l'objet à envoyer est le bon, confirmer côté localStorage, confirmer si nous sommes bien renvoyés vers la page commande</text:p>
          </table:table-cell>
          <table:table-cell table:style-name="ce8" office:value-type="string" table:number-columns-spanned="1" table:number-rows-spanned="2">
            <text:p>Problème dans l'objet à envoyer, page commande inexistante, problème d'accès à localStorage</text:p>
          </table:table-cell>
          <table:table-cell table:number-columns-repeated="1019"/>
        </table:table-row>
        <table:table-row table:style-name="ro3">
          <table:covered-table-cell table:number-columns-repeated="2" table:style-name="ce4"/>
          <table:covered-table-cell table:number-columns-repeated="3" table:style-name="ce8"/>
          <table:table-cell table:number-columns-repeated="1019"/>
        </table:table-row>
        <table:table-row table:style-name="ro3">
          <table:table-cell table:style-name="ce4" office:value-type="string" table:number-columns-spanned="1" table:number-rows-spanned="2">
            <text:p>408 à 419</text:p>
          </table:table-cell>
          <table:table-cell table:style-name="ce4" office:value-type="string" table:number-columns-spanned="1" table:number-rows-spanned="2">
            <text:p>orderConfirmationPage</text:p>
          </table:table-cell>
          <table:table-cell table:style-name="ce8" office:value-type="string" table:number-columns-spanned="1" table:number-rows-spanned="2">
            <text:p>Si la page est ouverte sans la commande dans localStorage nous somme renvoyés vers la page d'accueil. Si la page s'ouvre avec “order”, un message de remerciements est affiché avec le prénom et nom du client, le numero de commande et le prix total. LocalStorage est vidé ensuite.</text:p>
          </table:table-cell>
          <table:table-cell table:style-name="ce8" office:value-type="string" table:number-columns-spanned="1" table:number-rows-spanned="2">
            <text:p>Ouvrir la page sans commande et vérifier si nous sommes renvoyés vers la page accueil. <text:s/>Vérifier si la page avec order affiche dans l html les données provenant de localStorage: prénom, nom, order id et prix total. Vérifier avec console.log que localStorage est vidé après.</text:p>
          </table:table-cell>
          <table:table-cell table:style-name="ce8" office:value-type="string" table:number-columns-spanned="1" table:number-rows-spanned="2">
            <text:p>problème dans localStorage, création html</text:p>
          </table:table-cell>
          <table:table-cell table:number-columns-repeated="1019"/>
        </table:table-row>
        <table:table-row table:style-name="ro1">
          <table:covered-table-cell table:number-columns-repeated="2" table:style-name="ce4"/>
          <table:covered-table-cell table:number-columns-repeated="3" table:style-name="ce8"/>
          <table:table-cell table:number-columns-repeated="1019"/>
        </table:table-row>
        <table:table-row table:style-name="ro1" table:number-rows-repeated="24">
          <table:table-cell table:number-columns-repeated="2"/>
          <table:table-cell table:style-name="ce7" table:number-columns-repeated="3"/>
          <table:table-cell table:number-columns-repeated="1019"/>
        </table:table-row>
        <table:table-row table:style-name="ro4" table:number-rows-repeated="954">
          <table:table-cell table:number-columns-repeated="2"/>
          <table:table-cell table:style-name="ce7" table:number-columns-repeated="3"/>
          <table:table-cell table:number-columns-repeated="1019"/>
        </table:table-row>
        <table:table-row table:style-name="ro5" table:number-rows-repeated="1047577">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1">07/01/2021</text:date>, <text:time>12:41:33</text:time></text:p>
        </style:region-right>
      </style:header>
      <style:header-left style:display="false"/>
      <style:footer>
        <text:p>Página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01T12:41:33.18</dc:date>
    <dc:creator>João Gaspar</dc:creator>
    <meta:generator>OpenOffice/4.1.7$Win32 OpenOffice.org_project/417m1$Build-9800</meta:generator>
    <meta:editing-duration>PT15H24M14S</meta:editing-duration>
    <meta:editing-cycles>122</meta:editing-cycles>
    <meta:document-statistic meta:table-count="1" meta:cell-count="80" meta:object-count="0"/>
  </office:meta>
</office:document-meta>
</file>